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52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55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61" style:family="table-cell" style:parent-style-name="Default" style:data-style-name="N15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46" office:value-type="string" calcext:value-type="string">
            <text:p>Mens. 08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09-30" calcext:value-type="date">
            <text:p>30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46" office:value-type="string" calcext:value-type="string">
            <text:p>Mens. 09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0-23" calcext:value-type="date">
            <text:p>23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46" office:value-type="string" calcext:value-type="string">
            <text:p>Mens. 10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2-16" calcext:value-type="date">
            <text:p>16/12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2-16" calcext:value-type="date">
            <text:p>16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1-17" calcext:value-type="date">
            <text:p>17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2-17" calcext:value-type="date">
            <text:p>17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3-17" calcext:value-type="date">
            <text:p>17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4-30" calcext:value-type="date">
            <text:p>30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5-12" calcext:value-type="date">
            <text:p>1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8-18" calcext:value-type="date">
            <text:p>18/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3])" office:value-type="float" office:value="0" calcext:value-type="float">
            <text:p>-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8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hours/>
      <number:text>:</number:text>
      <number:minutes number:style="long"/>
      <number:text> </number:text>
      <number:am-pm/>
    </number:time-style>
    <number:date-style style:name="N117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1">
      <number:text>(</number:text>
      <number:currency-symbol/>
      <number:text>\,)</number:text>
      <style:map style:condition="value()&gt;=0" style:apply-style-name="N121P0"/>
    </number:currency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R$"</number:text>
      <number:number number:decimal-places="0" number:min-decimal-places="0" number:min-integer-digits="0"/>
      <number:text>"</number:text>
    </number:number-style>
    <number:currency-style style:name="N12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5P0"/>
    </number:currency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">
      <style:text-properties fo:color="#ff0000"/>
      <number:text>(R$""""""""""""""""""""""""""""""""""""""""""""""""""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R$""""""""""""""""""""""""""""""""""""""""""""""""""</number:text>
    </number:number-style>
    <number:number-style style:name="N138">
      <number:text>(R$""""""""""""""""""""""""""""""""""""""""""""""""""</number:text>
      <style:map style:condition="value()&gt;=0" style:apply-style-name="N138P0"/>
    </number:number-style>
    <number:date-style style:name="N139">
      <number:month number:textual="true"/>
      <number:text> </number:text>
      <number:year/>
    </number:date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7">
      <number:text>R$-""""""""""""""""""""""""""""""""</number:text>
      <number:number number:decimal-places="0" number:min-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P0" style:volatile="true">
      <number:text>R$""""""""""""""""</number:text>
      <number:number number:decimal-places="0" number:min-decimal-places="0" number:min-integer-digits="1" number:grouping="true"/>
    </number:number-style>
    <number:number-style style:name="N15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6">
      <number:text>-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P1" style:volatile="true">
      <number:text>R$(""""""""""""""""""""""""""""""""""""""""""""""""""</number:text>
    </number:number-style>
    <number:number-style style:name="N158">
      <number:text>R$-""""""""""""""""""""""""""""""""""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date-style style:name="N162">
      <number:day number:style="long"/>
      <number:text>. </number:text>
      <number:month number:textual="true"/>
      <number:text> </number:text>
      <number:year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year number:style="long"/>
    </number:dat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29">00/00/0000</text:date></text:span><text:span text:style-name="MT2"><text:s/>- </text:span><text:span text:style-name="MT2"><text:time style:data-style-name="N2" text:time-value="11:08:08.577924200">00:00:00</text:time></text:span><text:span text:style-name="MT2"><text:time style:data-style-name="N2" text:time-value="11:08:08.577969000">00:00:00</text:time></text:span></text:p>
        </style:region-center>
        <style:region-right>
          <text:p><text:span text:style-name="MT3">RD Kawai Comércio de Hortifruti Ltda.</text:span></text:p>
          <text:p><text:span text:style-name="MT2">Sra. Rumy - Tel.: 3248-07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</text:span></text:p>
        </style:region-left>
        <style:region-right>
          <text:p><text:span text:style-name="MT3">RD Kawai Comércio de Hortifruti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1:08:08.588311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50:15</meta:creation-date>
    <dc:date>2025-08-29T11:08:40.768617200</dc:date>
    <dc:language>pt-PT</dc:language>
    <meta:editing-cycles>579</meta:editing-cycles>
    <meta:editing-duration>PT15H40M35S</meta:editing-duration>
    <meta:print-date>2021-07-27T10:21:40.760000000</meta:print-date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